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2007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2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able_20_Contents">
      <style:text-properties fo:color="#166534" loext:opacity="100%" fo:font-weight="bold"/>
    </style:style>
    <style:style style:name="P3" style:family="paragraph" style:parent-style-name="Text_20_body">
      <style:paragraph-properties fo:margin-top="0.0417in" fo:margin-bottom="0.083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1 (TDD)</text:p>
      <text:p text:style-name="P3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3"><text:span text:style-name="Strong_20_Emphasis"><text:span text:style-name="T1">Commit:</text:span></text:span><text:span text:style-name="T1"> c73e8cf | </text:span><text:span text:style-name="Strong_20_Emphasis"><text:span text:style-name="T1">Data:</text:span></text:span><text:span text:style-name="T1"> 11/03/2026 | </text:span><text:span text:style-name="Strong_20_Emphasis"><text:span text:style-name="T1">Base:</text:span></text:span><text:span text:style-name="T1"> PDF oficial da Feature 1</text:span></text:p>
      <text:h text:style-name="Heading_20_2" text:outline-level="2">1) Resumo da entrega</text:h>
      <text:p text:style-name="Text_20_body">Funcionalidade: modulo de reserva de livros com TDD, cobrindo criacao/cancelamento de reserva, controle de estoque, duplicidade e erros de negocio.</text:p>
      <text:h text:style-name="Heading_20_2" text:outline-level="2">2) Checklist de requisitos (Feature 1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</text:p>
            </table:table-cell>
          </table:table-row>
        </table:table-header-rows>
        <table:table-row>
          <table:table-cell table:style-name="Table1.A1" office:value-type="string">
            <text:p text:style-name="Table_20_Contents">JUnit 5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ReservaServiceTest.java</text:span> com <text:span text:style-name="Source_20_Text">@Test</text:span> e <text:span text:style-name="Source_20_Text">@DisplayName</text:span>.</text:p>
          </table:table-cell>
        </table:table-row>
        <table:table-row>
          <table:table-cell table:style-name="Table1.A1" office:value-type="string">
            <text:p text:style-name="Table_20_Contents">Estrutura de pacotes de teste correspondente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.../reserva/service/ReservaService.java</text:span> e <text:span text:style-name="Source_20_Text">.../reserva/service/ReservaServiceTest.java</text:span>.</text:p>
          </table:table-cell>
        </table:table-row>
        <table:table-row>
          <table:table-cell table:style-name="Table1.A1" office:value-type="string">
            <text:p text:style-name="Table_20_Contents">Testes da nova funcionalidade em GREEN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Surefire: <text:span text:style-name="Source_20_Text">tests="5" errors="0" failures="0" skipped="0"</text:span>.</text:p>
          </table:table-cell>
        </table:table-row>
        <table:table-row>
          <table:table-cell table:style-name="Table1.A1" office:value-type="string">
            <text:p text:style-name="Table_20_Contents">Pelo menos 1 classe de modelo + 1 classe de servico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Modelos: <text:span text:style-name="Source_20_Text">Reserva</text:span>, <text:span text:style-name="Source_20_Text">ReservaStatus</text:span>; Servico: <text:span text:style-name="Source_20_Text">ReservaService</text:span>.</text:p>
          </table:table-cell>
        </table:table-row>
        <table:table-row>
          <table:table-cell table:style-name="Table1.A1" office:value-type="string">
            <text:p text:style-name="Table_20_Contents">Ciclo Red-Green-Refactor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RED (falha inicial), GREEN (passou), REFACTOR (extracao de metodos privados).</text:p>
          </table:table-cell>
        </table:table-row>
        <table:table-row>
          <table:table-cell table:style-name="Table1.A1" office:value-type="string">
            <text:p text:style-name="Table_20_Contents">README com descricao + 3 a 5 cenarios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README.md</text:span> com funcionalidade, integracao, classes e 5 cenarios.</text:p>
          </table:table-cell>
        </table:table-row>
        <table:table-row>
          <table:table-cell table:style-name="Table1.A1" office:value-type="string">
            <text:p text:style-name="Table_20_Contents">Codigo no GitHub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Repositorio publicado em <text:span text:style-name="Source_20_Text">origin/main</text:span>.</text:p>
          </table:table-cell>
        </table:table-row>
      </table:table>
      <text:h text:style-name="Heading_20_2" text:outline-level="2">3) Evidencia do TDD</text:h>
      <text:h text:style-name="Heading_20_3" text:outline-level="3">RED</text:h>
      <text:p text:style-name="Preformatted_20_Text"><text:span text:style-name="Source_20_Text">[ERROR] package br.com...reserva.model does not exist</text:span></text:p>
      <text:p text:style-name="Preformatted_20_Text"><text:span text:style-name="Source_20_Text">[ERROR] package br.com...reserva.repository does not exist</text:span></text:p>
      <text:p text:style-name="Preformatted_20_Text"><text:span text:style-name="Source_20_Text">[ERROR] cannot find symbol class ReservaService</text:span></text:p>
      <text:h text:style-name="Heading_20_3" text:outline-level="3">GREEN</text:h>
      <text:p text:style-name="Preformatted_20_Text"><text:span text:style-name="Source_20_Text">&lt;testsuite name="br.com...ReservaServiceTest" tests="5" errors="0" failures="0" skipped="0" /&gt;</text:span></text:p>
      <text:h text:style-name="Heading_20_3" text:outline-level="3">REFACTOR</text:h>
      <text:p text:style-name="Text_20_body">Servico reorganizado com: <text:span text:style-name="Source_20_Text">buscarLivroPorId</text:span>, <text:span text:style-name="Source_20_Text">buscarLeitorPorId</text:span>, <text:span text:style-name="Source_20_Text">validarReservaDuplicada</text:span>, <text:span text:style-name="Source_20_Text">validarLivroDisponivel</text:span>.</text:p>
      <text:h text:style-name="Heading_20_2" text:outline-level="2">4) Trechos de codigo (TDD + regras)</text:h>
      <text:h text:style-name="Heading_20_3" text:outline-level="3">Testes (cenarios principais)</text:h>
      <text:p text:style-name="Preformatted_20_Text"><text:span text:style-name="Source_20_Text">@DisplayName("Deve criar reserva ativa com prazo padrão e reduzir quantidade disponível do livro")</text:span></text:p>
      <text:p text:style-name="Preformatted_20_Text"><text:span text:style-name="Source_20_Text">@DisplayName("Deve lançar erro ao reservar livro sem quantidade disponível")</text:span></text:p>
      <text:p text:style-name="Preformatted_20_Text"><text:span text:style-name="Source_20_Text">@DisplayName("Deve lançar erro ao tentar criar reserva ativa duplicada para o mesmo livro e leitor")</text:span></text:p>
      <text:p text:style-name="Preformatted_20_Text"><text:span text:style-name="Source_20_Text">@DisplayName("Deve cancelar reserva ativa e devolver uma unidade para quantidade disponível")</text:span></text:p>
      <text:p text:style-name="Preformatted_20_Text"><text:span text:style-name="Source_20_Text">@DisplayName("Deve lançar erro ao cancelar uma reserva inexistente")</text:span></text:p>
      <text:h text:style-name="Heading_20_3" text:outline-level="3">Servico de negocio</text:h>
      <text:p text:style-name="Preformatted_20_Text"><text:span text:style-name="Source_20_Text">public Reserva criarReserva(Long livroId, Long leitorId) {</text:span></text:p>
      <text:p text:style-name="Preformatted_20_Text"><text:span text:style-name="Source_20_Text"><text:s text:c="4"/>Livro livro = buscarLivroPorId(livroId);</text:span></text:p>
      <text:p text:style-name="Preformatted_20_Text"><text:span text:style-name="Source_20_Text"><text:s text:c="4"/>Leitor leitor = buscarLeitorPorId(leitorId);</text:span></text:p>
      <text:p text:style-name="Preformatted_20_Text"><text:span text:style-name="Source_20_Text"><text:s text:c="4"/>validarReservaDuplicada(livroId, leitorId);</text:span></text:p>
      <text:p text:style-name="Preformatted_20_Text"><text:span text:style-name="Source_20_Text"><text:s text:c="4"/>validarLivroDisponivel(livro, livroId);</text:span></text:p>
      <text:p text:style-name="Preformatted_20_Text"><text:span text:style-name="Source_20_Text"><text:s text:c="4"/>livro.reduzirQuantidadeDisponivel();</text:span></text:p>
      <text:p text:style-name="Preformatted_20_Text"><text:span text:style-name="Source_20_Text"><text:s text:c="4"/>livroRepository.save(livro);</text:span></text:p>
      <text:p text:style-name="Preformatted_20_Text"><text:span text:style-name="Source_20_Text"><text:s text:c="4"/>Reserva reserva = Reserva.criarAtiva(livro, leitor, LocalDate.now(), PRAZO_PADRAO_RESERVA_DIAS);</text:span></text:p>
      <text:p text:style-name="Preformatted_20_Text"><text:span text:style-name="Source_20_Text"><text:s text:c="4"/>return reservaRepository.save(reserva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Reserva cancelarReserva(Long reservaId) {</text:span></text:p>
      <text:p text:style-name="Preformatted_20_Text"><text:span text:style-name="Source_20_Text"><text:s text:c="4"/>Reserva reserva = reservaRepository.findById(reservaId)</text:span></text:p>
      <text:p text:style-name="Preformatted_20_Text"><text:span text:style-name="Source_20_Text"><text:s text:c="8"/>.orElseThrow(() -&gt; new ReservaNaoEncontradaException(reservaId));</text:span></text:p>
      <text:p text:style-name="Preformatted_20_Text"><text:span text:style-name="Source_20_Text"><text:s text:c="4"/>if (ReservaStatus.ATIVA.equals(reserva.getStatus())) {</text:span></text:p>
      <text:p text:style-name="Preformatted_20_Text"><text:span text:style-name="Source_20_Text"><text:s text:c="8"/>reserva.cancelar();</text:span></text:p>
      <text:p text:style-name="Preformatted_20_Text"><text:span text:style-name="Source_20_Text"><text:s text:c="8"/>Livro livro = reserva.getLivro();</text:span></text:p>
      <text:p text:style-name="Preformatted_20_Text"><text:span text:style-name="Source_20_Text"><text:s text:c="8"/>livro.aumentarQuantidadeDisponivel();</text:span></text:p>
      <text:p text:style-name="Preformatted_20_Text"><text:span text:style-name="Source_20_Text"><text:s text:c="8"/>livroRepository.save(livro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ervaRepository.save(reserva);</text:span></text:p>
      <text:p text:style-name="Preformatted_20_Text"><text:span text:style-name="Source_20_Text">}</text:span></text:p>
      <text:h text:style-name="Heading_20_3" text:outline-level="3">Modelo + repositorio</text:h>
      <text:p text:style-name="Preformatted_20_Text"><text:span text:style-name="Source_20_Text">public static Reserva criarAtiva(...) { return new Reserva(..., ReservaStatus.ATIVA, prazoDias); }</text:span></text:p>
      <text:p text:style-name="Preformatted_20_Text"><text:span text:style-name="Source_20_Text">public void cancelar() { this.status = ReservaStatus.CANCELADA; }</text:span></text:p>
      <text:p text:style-name="Preformatted_20_Text"><text:span text:style-name="Source_20_Text">boolean existsByLivroIdAndLeitorIdAndStatus(Long livroId, Long leitorId, ReservaStatus status);</text:span></text:p>
      <text:p text:style-name="Preformatted_20_Text"><text:span text:style-name="Source_20_Text">public void reduzirQuantidadeDisponivel() { ... }</text:span></text:p>
      <text:p text:style-name="Preformatted_20_Text"><text:span text:style-name="Source_20_Text">public void aumentarQuantidadeDisponivel() { ... }</text:span></text:p>
      <text:h text:style-name="Heading_20_2" text:outline-level="2">5) Cenarios (DisplayName + objetivo)</text:h>
      <text:list xml:id="list1717739083" text:style-name="L1">
        <text:list-item>
          <text:p text:style-name="P5">Criar reserva ativa com prazo 7 e reduzir estoque. </text:p>
        </text:list-item>
        <text:list-item>
          <text:p text:style-name="P5">Bloquear reserva quando livro indisponivel. </text:p>
        </text:list-item>
        <text:list-item>
          <text:p text:style-name="P5">Bloquear reserva ativa duplicada (mesmo livro/leitor). </text:p>
        </text:list-item>
        <text:list-item>
          <text:p text:style-name="P5">Cancelar reserva ativa e devolver unidade ao estoque. </text:p>
        </text:list-item>
        <text:list-item>
          <text:p text:style-name="P4">Retornar erro para reserva nao encontrada. </text:p>
        </text:list-item>
      </text:list>
      <text:h text:style-name="Heading_20_2" text:outline-level="2">6) Conclusao</text:h>
      <text:p text:style-name="Text_20_body">Entrega da Feature 1 validada com aderencia ao TDD, cobertura de sucesso/erro, testes verdes e documentacao no READ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5%" fo:text-indent="0in" style:auto-text-indent="false" fo:padding-left="0.0626in" fo:padding-right="0in" fo:padding-top="0.0626in" fo:padding-bottom="0.0626in" fo:border-left="0.06pt solid #d1d5db" fo:border-right="none" fo:border-top="0.06pt solid #d1d5db" fo:border-bottom="0.06pt solid #d1d5db"/>
      <style:text-properties fo:color="#111827" loext:opacity="100%" style:font-name="Liberation Mono" fo:font-family="'Liberation Mono'" style:font-family-generic="modern" style:font-pitch="fixed" fo:font-size="6.75pt" style:font-name-asian="Noto Sans Mono CJK SC" style:font-family-asian="'Noto Sans Mono CJK SC'" style:font-family-generic-asian="modern" style:font-pitch-asian="fixed" style:font-size-asian="6.75pt" style:font-name-complex="Liberation Mono" style:font-family-complex="'Liberation Mono'" style:font-family-generic-complex="modern" style:font-pitch-complex="fixed" style:font-size-complex="6.7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fo:color="#111827" loext:opacity="100%"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1 - TDD</dc:title>
    <meta:document-statistic meta:table-count="1" meta:image-count="0" meta:object-count="0" meta:page-count="1" meta:paragraph-count="82" meta:word-count="415" meta:character-count="3733" meta:non-whitespace-character-count="3312"/>
    <meta:generator>LibreOffice/7.3.7.2$Linux_X86_64 LibreOffice_project/30$Build-2</meta:generator>
    <meta:user-defined meta:name=""/>
  </office:meta>
</office:document-meta>
</file>